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8646in"/>
    </style:style>
    <style:style style:name="co3" style:family="table-column">
      <style:table-column-properties fo:break-before="auto" style:column-width="3.6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s://www.pexels.com/video/a-footage-of-a-volcano-erupting-9882072/</text:p>
          </table:table-cell>
          <table:table-cell office:value-type="float" office:value="960" calcext:value-type="float">
            <text:p>96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https://vod-progressive.akamaized.net/exp=1695561482~acl=%2Fvimeo-prod-skyfire-std-us%2F01%2F1196%2F25%2F630984399%2F2902689864.mp4~hmac=7048bb446d423b99ab8b51697a30dfdcad7b8a29e563f7048799bd7704baa825/vimeo-prod-skyfire-std-us/01/1196/25/630984399/2902689864.mp4?download=1&amp;filename=pexels-martin-sanchez-9882072+%28540p%29.mp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s://www.pexels.com/video/an-aerial-view-of-coniferous-trees-1437396/</text:p>
          </table:table-cell>
          <table:table-cell office:value-type="float" office:value="960" calcext:value-type="float">
            <text:p>96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https://vod-progressive.akamaized.net/exp=1695561662~acl=%2Fvimeo-prod-skyfire-std-us%2F01%2F3209%2F11%2F291047369%2F1103265658.mp4~hmac=befe90ad3709080d55f7215ca5cbb0a21deddcc13a39cdd03e17a4443d545d28/vimeo-prod-skyfire-std-us/01/3209/11/291047369/1103265658.mp4?download=1&amp;filename=pexels_videos_1437396+%28540p%29.mp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s://www.pexels.com/video/view-of-sunset-with-dramatic-sky-2157006/</text:p>
          </table:table-cell>
          <table:table-cell office:value-type="float" office:value="960" calcext:value-type="float">
            <text:p>96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https://vod-progressive.akamaized.net/exp=1695561717~acl=%2Fvimeo-prod-skyfire-std-us%2F01%2F1048%2F13%2F330241014%2F1296446504.mp4~hmac=3fccfed9777bb675aed8bc818f1b88c73cab6072ae9802712487beb247fe616f/vimeo-prod-skyfire-std-us/01/1048/13/330241014/1296446504.mp4?download=1&amp;filename=pexels_videos_2157006+%28540p%29.mp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s://www.pexels.com/video/a-beautiful-view-of-sunset-2231485/</text:p>
          </table:table-cell>
          <table:table-cell office:value-type="float" office:value="960" calcext:value-type="float">
            <text:p>96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https://vod-progressive.akamaized.net/exp=1695561873~acl=%2Fvimeo-prod-skyfire-std-us%2F01%2F1517%2F13%2F332588783%2F1309917914.mp4~hmac=5bee1b6b31e1ba19df6b4e16617014dd7320252c2a8e17e5f8350bb6616090fb/vimeo-prod-skyfire-std-us/01/1517/13/332588783/1309917914.mp4?download=1&amp;filename=pexels_videos_2231485+%28540p%29.mp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s://www.pexels.com/video/different-aerial-views-of-mountains-and-body-of-water-3577871/</text:p>
          </table:table-cell>
          <table:table-cell office:value-type="float" office:value="960" calcext:value-type="float">
            <text:p>96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https://vod-progressive.akamaized.net/exp=1695562316~acl=%2Fvimeo-prod-skyfire-std-us%2F01%2F2015%2F15%2F385075254%2F1620074301.mp4~hmac=383fdbc2748555dc9b611bcf89f52673f8936a12f27e823691d5a6f86016f37b/vimeo-prod-skyfire-std-us/01/2015/15/385075254/1620074301.mp4?download=1&amp;filename=video+%28540p%29.mp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s://www.pexels.com/video/aerial-view-of-a-town-in-tennessee-2254244/</text:p>
          </table:table-cell>
          <table:table-cell table:number-columns-repeated="2"/>
          <table:table-cell office:value-type="string" calcext:value-type="string">
            <text:p>https://vod-progressive.akamaized.net/exp=1695555248~acl=%2Fvimeo-prod-skyfire-std-us%2F01%2F1693%2F13%2F333468733%2F1315136520.mp4~hmac=344c73de845fb0ef487534de3e1e42cc22d307abaff32191a70da093ecdccbd2/vimeo-prod-skyfire-std-us/01/1693/13/333468733/1315136520.mp4?download=1&amp;filename=pexels_videos_2254244+%28540p%29.mp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s://www.pexels.com/video/car-driving-along-the-dessert-highway-1572342/</text:p>
          </table:table-cell>
          <table:table-cell table:number-columns-repeated="2"/>
          <table:table-cell office:value-type="string" calcext:value-type="string">
            <text:p>https://vod-progressive.akamaized.net/exp=1695562812~acl=%2Fvimeo-prod-skyfire-std-us%2F01%2F4843%2F11%2F299219555%2F1141743404.mp4~hmac=107573777f05f9fb7526b5a0608c42c2f86770b4b2850158748f81d86f82ec8f/vimeo-prod-skyfire-std-us/01/4843/11/299219555/1141743404.mp4?download=1&amp;filename=pexels_videos_1572342+%28540p%29.mp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s://www.pexels.com/video/wood-sea-landscape-nature-3971351/</text:p>
          </table:table-cell>
          <table:table-cell table:number-columns-repeated="2"/>
          <table:table-cell office:value-type="string" calcext:value-type="string">
            <text:p>https://vod-progressive.akamaized.net/exp=1695562879~acl=%2Fvimeo-prod-skyfire-std-us%2F01%2F4822%2F15%2F399112344%2F1701664776.mp4~hmac=3668be8e9f3773526419d466d638fe379f71e14e9b2809c22aebe7a24a0c9d30/vimeo-prod-skyfire-std-us/01/4822/15/399112344/1701664776.mp4?download=1&amp;filename=production_id%3A3971351+%28540p%29.mp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s://www.pexels.com/video/drone-footage-of-a-train-traveling-on-a-valley-8290926/</text:p>
          </table:table-cell>
          <table:table-cell table:number-columns-repeated="2"/>
          <table:table-cell office:value-type="string" calcext:value-type="string">
            <text:p>https://vod-progressive.akamaized.net/exp=1695562950~acl=%2Fvimeo-prod-skyfire-std-us%2F01%2F2315%2F22%2F561577155%2F2655700113.mp4~hmac=6e4fc405fb3153de08c9bb04246707a09efa972e87a0f3e9baa59bd6a041a3c1/vimeo-prod-skyfire-std-us/01/2315/22/561577155/2655700113.mp4?download=1&amp;filename=pexels-swisshumanity-8290926+%28540p%29.mp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pexels.com/video/a-multi-lane-highway-built-in-the-counryside-5473765/</text:p>
          </table:table-cell>
          <table:table-cell table:number-columns-repeated="2"/>
          <table:table-cell office:value-type="string" calcext:value-type="string">
            <text:p>https://vod-progressive.akamaized.net/exp=1695563111~acl=%2Fvimeo-prod-skyfire-std-us%2F01%2F2600%2F18%2F463002368%2F2050911428.mp4~hmac=bb1423c4305dc56ef82570d054619d8635ec1edddcc3766cbbe2a6f8174820a4/vimeo-prod-skyfire-std-us/01/2600/18/463002368/2050911428.mp4?download=1&amp;filename=pexels-kelly-lacy-5473765+%28540p%29.mp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s://www.pexels.com/video/drone-footage-of-mansion-with-a-beautiful-courtyard-8435626/</text:p>
          </table:table-cell>
          <table:table-cell table:number-columns-repeated="2"/>
          <table:table-cell office:value-type="string" calcext:value-type="string">
            <text:p>https://vod-progressive.akamaized.net/exp=1695563207~acl=%2Fvimeo-prod-skyfire-std-us%2F01%2F3167%2F22%2F565837136%2F2675331582.mp4~hmac=c88134e0d8f0861fb16bde0a874b37fc7dc851706ce2cf30a5540f1636d0cdfa/vimeo-prod-skyfire-std-us/01/3167/22/565837136/2675331582.mp4?download=1&amp;filename=pexels-mikhail-nilov-8435626+%28540p%29.mp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pexels.com/video/ship-sailing-across-the-sea-2344546/</text:p>
          </table:table-cell>
          <table:table-cell table:number-columns-repeated="2"/>
          <table:table-cell office:value-type="string" calcext:value-type="string">
            <text:p>https://vod-progressive.akamaized.net/exp=1695563387~acl=%2Fvimeo-prod-skyfire-std-us%2F01%2F2493%2F13%2F337468788%2F1338980655.mp4~hmac=bb2dd3adba6c20e038d75d93c8c9bb0ccd6d7a69240d3ca01a97fbf29c222cf6/vimeo-prod-skyfire-std-us/01/2493/13/337468788/1338980655.mp4?download=1&amp;filename=pexels_videos_2344546+%28540p%29.mp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www.pexels.com/video/an-industrial-complex-with-harbor-built-on-the-riverbank-4778083/</text:p>
          </table:table-cell>
          <table:table-cell table:number-columns-repeated="2"/>
          <table:table-cell office:value-type="string" calcext:value-type="string">
            <text:p>https://vod-progressive.akamaized.net/exp=1695563440~acl=%2Fvimeo-prod-skyfire-std-us%2F01%2F1930%2F17%2F434651447%2F1894196046.mp4~hmac=55b7dc8001aa568fb8d944353e3d0ad7966bd535852cf1b1ef57c6a1772cccfa/vimeo-prod-skyfire-std-us/01/1930/17/434651447/1894196046.mp4?download=1&amp;filename=production_id%3A4778083+%28540p%29.mp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s://www.pexels.com/video/amusement-park-on-the-santa-monica-pier-9701886/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s://www.pexels.com/video/drone-footage-of-a-bare-mountain-ranges-in-a-desert-3059062/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s://www.pexels.com/video/drone-capture-of-a-beautiful-sunset-view-5117938/</text:p>
          </table:table-cell>
          <table:table-cell table:number-columns-repeated="2"/>
          <table:table-cell office:value-type="string" calcext:value-type="string">
            <text:p>https://vod-progressive.akamaized.net/exp=1697452107~acl=%2Fvimeo-prod-skyfire-std-us%2F01%2F4691%2F17%2F448456209%2F1969275301.mp4~hmac=5863573ee7926bc221f710132e63551e051b78b0f96b07f14f78abe9e91c9725/vimeo-prod-skyfire-std-us/01/4691/17/448456209/1969275301.mp4?download=1&amp;filename=production_id%3A5117938+%28540p%29.mp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s://www.pexels.com/video/tulips-plantation-in-an-agricultural-field-3816531/</text:p>
          </table:table-cell>
          <table:table-cell table:number-columns-repeated="2"/>
          <table:table-cell office:value-type="string" calcext:value-type="string">
            <text:p>https://vod-progressive.akamaized.net/exp=1697452210~acl=%2Fvimeo-prod-skyfire-std-us%2F01%2F3821%2F15%2F394106385%2F1672687458.mp4~hmac=f437e00b89ffdfd9785657257e1f2fe84f4102bab8068612054d25007079106c/vimeo-prod-skyfire-std-us/01/3821/15/394106385/1672687458.mp4?download=1&amp;filename=production_id%3A3816531+%28540p%29.mp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pexels.com/video/drone-footage-of-a-snowy-mountain-5021911/</text:p>
          </table:table-cell>
          <table:table-cell table:number-columns-repeated="2"/>
          <table:table-cell office:value-type="string" calcext:value-type="string">
            <text:p>https://vod-progressive.akamaized.net/exp=1697453185~acl=%2Fvimeo-prod-skyfire-std-us%2F01%2F3860%2F17%2F444301294%2F1946723510.mp4~hmac=6d1b9729f47e31659de145b437e5314742405750690191e33ec066835ed44a0e/vimeo-prod-skyfire-std-us/01/3860/17/444301294/1946723510.mp4?download=1&amp;filename=production_id%3A5021911+%28540p%29.mp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s://www.pexels.com/video/drone-footage-of-a-lake-and-mountains-9805959/</text:p>
          </table:table-cell>
          <table:table-cell table:number-columns-repeated="2"/>
          <table:table-cell office:value-type="string" calcext:value-type="string">
            <text:p>https://vod-progressive.akamaized.net/exp=1698606493~acl=%2Fvimeo-prod-skyfire-std-us%2F01%2F4829%2F24%2F624148673%2F2885049637.mp4~hmac=e9198b7dbd5119cb3cdfa9624225bdf5264aa1bfa7a35f57f3e4b2f2ff619ff3/vimeo-prod-skyfire-std-us/01/4829/24/624148673/2885049637.mp4?download=1&amp;filename=pexels-nadezhda-moryak-9805959+%28540p%29.mp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pexels.com/video/aerial-footage-of-a-forzen-lake-5723907/</text:p>
          </table:table-cell>
          <table:table-cell table:number-columns-repeated="2"/>
          <table:table-cell office:value-type="string" calcext:value-type="string">
            <text:p>https://vod-progressive.akamaized.net/exp=1698575324~acl=%2Fvimeo-prod-skyfire-std-us%2F01%2F4610%2F18%2F473054485%2F2107933518.mp4~hmac=261e4b5453b730a1affb9299dfb5f9d1903dd94d34eeabf47124d422d22a3688/vimeo-prod-skyfire-std-us/01/4610/18/473054485/2107933518.mp4?download=1&amp;filename=pexels-henry-5723907+%28540p%29.mp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5:21:27.841225208</meta:creation-date>
    <dc:date>2023-10-28T21:07:37.552390105</dc:date>
    <meta:editing-duration>P1DT10H27M33S</meta:editing-duration>
    <meta:editing-cycles>5</meta:editing-cycles>
    <meta:generator>LibreOffice/7.3.7.2$Linux_X86_64 LibreOffice_project/30$Build-2</meta:generator>
    <meta:document-statistic meta:table-count="1" meta:cell-count="68" meta:object-count="0"/>
  </office:meta>
</office:document-meta>
</file>